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021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g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/>
          <table:table-cell table:style-name="ce4" table:number-columns-repeated="1022"/>
          <table:table-cell/>
        </table:table-row>
      </table:table>
      <table:table table:name="Sheet2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Palace Script MT" svg:font-family="'Palace Script MT'" style:font-adornments="Fett" style:font-pitch="variable"/>
    <style:font-face style:name="Liberation Serif" svg:font-family="'Liberation Serif'" style:font-adornments="Negri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o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8cbdd6" fo:border="1.11pt double #000080" style:border-line-width="0.02mm 0.35mm 0.02mm" fo:padding="0.71mm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style:text-outline="true" fo:font-weight="bold"/>
    </style:style>
    <style:style style:name="Heading" style:family="table-cell" style:parent-style-name="Default">
      <style:table-cell-properties fo:background-color="#f78538" style:text-align-source="fix" style:repeat-content="false" fo:border="0.06pt solid #000080" style:direction="ltr" fo:padding="0.71mm" style:rotation-angle="5" style:rotation-align="none"/>
      <style:paragraph-properties fo:text-align="center"/>
      <style:text-properties fo:color="#280099" style:text-outline="true" style:font-name="Palace Script MT" fo:font-family="'Palace Script MT'" style:font-style-name="Fett" style:font-pitch="variable" fo:font-size="32pt" fo:font-style="normal" style:text-underline-style="none" fo:font-weight="bold"/>
    </style:style>
    <style:style style:name="Heading1" style:family="table-cell" style:parent-style-name="Heading">
      <style:table-cell-properties fo:background-color="#f78538" style:direction="ltr" style:rotation-angle="0"/>
      <style:text-properties fo:color="#000080" style:font-name="Liberation Sans2" fo:font-family="'Liberation Sans'" style:font-style-name="Negrito" style:font-family-generic="swiss" style:font-pitch="variable" fo:font-size="10pt" fo:font-style="normal" fo:font-weight="bold"/>
    </style:style>
    <style:style style:name="Background" style:family="table-cell" style:parent-style-name="Default">
      <style:table-cell-properties fo:background-color="#de3017"/>
      <style:text-properties fo:color="#ffffff"/>
    </style:style>
    <style:style style:name="Card" style:family="table-cell" style:parent-style-name="Default">
      <style:table-cell-properties fo:background-color="#ffb573" style:text-align-source="fix" style:repeat-content="false" fo:wrap-option="wrap" fo:padding-bottom="0.35mm" fo:padding-left="0.35mm" fo:padding-right="3.35mm" fo:padding-top="0.35mm"/>
      <style:paragraph-properties fo:text-align="end"/>
      <style:text-properties style:font-name="Liberation Serif1" fo:font-family="'Liberation Serif'" style:font-style-name="Regular" style:font-family-generic="roman" style:font-pitch="variable" fo:font-weight="normal"/>
    </style:style>
    <style:style style:name="Input" style:family="table-cell" style:parent-style-name="Default" style:data-style-name="N10104">
      <style:table-cell-properties fo:background-color="#ffffd1" style:cell-protect="none" style:print-content="true" style:text-align-source="value-type" style:repeat-content="false" fo:border="1.11pt double #000080" style:border-line-width="0.02mm 0.35mm 0.02mm" fo:padding="0.49mm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border-bottom="1.11pt double #000080" style:text-align-source="fix" style:repeat-content="false" fo:border-left="1.11pt double #000000" style:border-line-width="0.02mm 0.35mm 0.02mm" style:direction="ltr" fo:padding="0.35mm" fo:border-right="1.11pt double #000080" style:rotation-angle="0" style:rotation-align="none" fo:border-top="1.11pt double #000080" style:vertical-align="automatic"/>
      <style:paragraph-properties fo:text-align="center"/>
      <style:text-properties fo:color="#de3017" style:font-name="Liberation Serif" fo:font-family="'Liberation Serif'" style:font-style-name="Negrito" style:font-family-generic="roman" style:font-pitch="variable" fo:font-weight="bold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10-06">0000/00/00</text:date></text:span><text:span text:style-name="MT1">, </text:span><text:span text:style-name="MT1"><text:time style:data-style-name="N2" text:time-value="13:17:49.5380427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59:30.599169624</meta:creation-date>
    <dc:date>2020-10-06T13:18:20.176679620</dc:date>
    <meta:editing-duration>PT5M5S</meta:editing-duration>
    <meta:editing-cycles>2</meta:editing-cycles>
    <meta:generator>LibreOffice/6.1.5.2$Linux_ARM_EABI LibreOffice_project/10$Build-2</meta:generator>
    <meta:document-statistic meta:table-count="2" meta:cell-count="12" meta:object-count="0"/>
  </office:meta>
</office:document-meta>
</file>